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83000004E2A55FD559.png"/>
  <manifest:file-entry manifest:media-type="image/png" manifest:full-path="Pictures/10000000000002F9000002F8EDC23DD7.png"/>
  <manifest:file-entry manifest:media-type="image/png" manifest:full-path="Pictures/100000000000028600000203C142A917.png"/>
  <manifest:file-entry manifest:media-type="image/png" manifest:full-path="Pictures/100000000000012D000002957C45909B.png"/>
  <manifest:file-entry manifest:media-type="image/png" manifest:full-path="Pictures/10000000000000200000002000309F1C.png"/>
  <manifest:file-entry manifest:media-type="image/png" manifest:full-path="Pictures/10000000000002180000019A04731846.png"/>
  <manifest:file-entry manifest:media-type="image/png" manifest:full-path="Pictures/10000000000002FB000000D76694B344.png"/>
  <manifest:file-entry manifest:media-type="image/png" manifest:full-path="Pictures/100000000000028500000202322E7876.png"/>
  <manifest:file-entry manifest:media-type="image/png" manifest:full-path="Pictures/10000000000002110000009488C8C9B6.png"/>
  <manifest:file-entry manifest:media-type="image/png" manifest:full-path="Pictures/10000000000002E9000001D953393C88.png"/>
  <manifest:file-entry manifest:media-type="image/png" manifest:full-path="Pictures/100000000000028800000207E39BF463.png"/>
  <manifest:file-entry manifest:media-type="image/png" manifest:full-path="Pictures/1000000000000285000002033C3D29F7.png"/>
  <manifest:file-entry manifest:media-type="image/png" manifest:full-path="Pictures/10000000000002F8000002C6F3F33EBC.png"/>
  <manifest:file-entry manifest:media-type="image/png" manifest:full-path="Pictures/100000000000037C000002BBADC8D7DD.png"/>
  <manifest:file-entry manifest:media-type="image/png" manifest:full-path="Pictures/1000000000000D05000009C4E6878384.png"/>
  <manifest:file-entry manifest:media-type="image/png" manifest:full-path="Pictures/1000000000000171000000A0A970261C.png"/>
  <manifest:file-entry manifest:media-type="image/png" manifest:full-path="Pictures/1000000000000285000002046340F2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stema_25_20Monitoria_25_203-title">
      <style:graphic-properties draw:auto-grow-height="true" fo:min-height="8.563cm"/>
    </style:style>
    <style:style style:name="pr2" style:family="presentation" style:parent-style-name="Sistema_25_20Monitoria_25_203-subtitle">
      <style:graphic-properties draw:fill-color="#ffffff" draw:auto-grow-height="true" fo:min-height="5.493cm"/>
    </style:style>
    <style:style style:name="pr3" style:family="presentation" style:parent-style-name="Sistema_25_20Monitoria_25_203-notes">
      <style:graphic-properties draw:fill-color="#ffffff" draw:auto-grow-height="true" fo:min-height="13.364cm"/>
    </style:style>
    <style:style style:name="pr4" style:family="presentation" style:parent-style-name="Sistema_25_20Monitoria_25_2031-title">
      <style:graphic-properties fo:min-height="3.506cm"/>
    </style:style>
    <style:style style:name="pr5" style:family="presentation" style:parent-style-name="Sistema_25_20Monitoria_25_2031-notes">
      <style:graphic-properties draw:fill-color="#ffffff" fo:min-height="13.364cm"/>
    </style:style>
    <style:style style:name="pr6" style:family="presentation" style:parent-style-name="Sistema_25_20Monitoria_25_2031-notes">
      <style:graphic-properties draw:fill-color="#ffffff" draw:auto-grow-height="true" fo:min-height="13.364cm"/>
    </style:style>
    <style:style style:name="pr7" style:family="presentation" style:parent-style-name="Sistema_25_20Monitoria_25_2031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stema_25_20Monitoria_25_203" presentation:presentation-page-layout-name="AL1T0">
        <office:forms form:automatic-focus="false" form:apply-design-mode="false"/>
        <draw:frame presentation:style-name="pr1" draw:layer="layout" svg:width="25.199cm" svg:height="8.563cm" svg:x="1.4cm" svg:y="0.837cm" presentation:class="title">
          <draw:text-box>
            <text:p text:style-name="P1">Projeto POO2 - Jogo</text:p>
          </draw:text-box>
        </draw:frame>
        <draw:frame presentation:style-name="pr2" draw:text-style-name="P2" draw:layer="layout" svg:width="25.199cm" svg:height="5.493cm" svg:x="1.4cm" svg:y="11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 presentation:placeholder="true">
          <draw:text-box/>
        </draw:frame>
        <draw:frame draw:style-name="gr2" draw:layer="layout" svg:width="21.31cm" svg:height="17cm" svg:x="4cm" svg:y="2cm">
          <draw:image xlink:href="Pictures/100000000000028600000203C142A91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 presentation:placeholder="true">
          <draw:text-box/>
        </draw:frame>
        <draw:frame draw:style-name="gr2" draw:layer="layout" svg:width="21.25cm" svg:height="17cm" svg:x="4cm" svg:y="2cm">
          <draw:image xlink:href="Pictures/1000000000000285000002046340F23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 presentation:placeholder="true">
          <draw:text-box/>
        </draw:frame>
        <draw:frame draw:style-name="gr2" draw:layer="layout" svg:width="21.29cm" svg:height="17cm" svg:x="4cm" svg:y="2cm">
          <draw:image xlink:href="Pictures/1000000000000285000002033C3D29F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 presentation:placeholder="true">
          <draw:text-box/>
        </draw:frame>
        <draw:frame draw:style-name="gr2" draw:layer="layout" svg:width="21.22cm" svg:height="17cm" svg:x="4cm" svg:y="2cm">
          <draw:image xlink:href="Pictures/100000000000028800000207E39BF46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 presentation:placeholder="true">
          <draw:text-box/>
        </draw:frame>
        <draw:frame draw:style-name="gr2" draw:layer="layout" svg:width="21.33cm" svg:height="17cm" svg:x="4cm" svg:y="2cm">
          <draw:image xlink:href="Pictures/100000000000028500000202322E787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Fabrica Abstrata</text:p>
          </draw:text-box>
        </draw:frame>
        <draw:frame draw:style-name="gr2" draw:layer="layout" svg:width="15cm" svg:height="14.97cm" svg:x="5.4cm" svg:y="4cm">
          <draw:image xlink:href="Pictures/10000000000002F9000002F8EDC23DD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Protótipo</text:p>
          </draw:text-box>
        </draw:frame>
        <draw:frame draw:style-name="gr2" draw:layer="layout" svg:width="15cm" svg:height="14.97cm" svg:x="5.4cm" svg:y="4cm">
          <draw:image xlink:href="Pictures/10000000000002F9000002F8EDC23D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Singleton</text:p>
          </draw:text-box>
        </draw:frame>
        <draw:frame draw:style-name="gr3" draw:layer="layout" svg:width="19.05cm" svg:height="15cm" svg:x="4.55cm" svg:y="4.4cm" presentation:class="graphic" presentation:user-transformed="true">
          <draw:image xlink:href="Pictures/100000000000037C000002BBADC8D7D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State</text:p>
          </draw:text-box>
        </draw:frame>
        <draw:frame draw:style-name="gr3" draw:layer="layout" svg:width="24.799cm" svg:height="6.987cm" svg:x="1.001cm" svg:y="4.4cm" presentation:class="graphic" presentation:user-transformed="true">
          <draw:image xlink:href="Pictures/10000000000002FB000000D76694B344.png" xlink:type="simple" xlink:show="embed" xlink:actuate="onLoad">
            <text:p/>
          </draw:image>
        </draw:frame>
        <draw:frame draw:style-name="gr2" draw:layer="layout" svg:width="19.71cm" svg:height="12.514cm" svg:x="8.69cm" svg:y="6.886cm">
          <draw:image xlink:href="Pictures/10000000000002E9000001D953393C8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State</text:p>
          </draw:text-box>
        </draw:frame>
        <draw:frame draw:style-name="gr3" draw:layer="layout" svg:width="16.05cm" svg:height="15cm" svg:x="5.95cm" svg:y="3.8cm" presentation:class="graphic" presentation:user-transformed="true">
          <draw:image xlink:href="Pictures/10000000000002F8000002C6F3F33EB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stema_25_20Monitoria_25_2031" presentation:presentation-page-layout-name="AL2T1">
        <office:forms form:automatic-focus="false" form:apply-design-mode="false"/>
        <draw:frame presentation:style-name="pr4" draw:layer="layout" svg:width="24.799cm" svg:height="3.506cm" svg:x="1.8cm" svg:y="0.837cm" presentation:class="title">
          <draw:text-box>
            <text:p>Padrão <text:s/>State</text:p>
          </draw:text-box>
        </draw:frame>
        <draw:frame draw:style-name="gr3" draw:layer="layout" svg:width="17.88cm" svg:height="5cm" svg:x="1.6cm" svg:y="4.8cm" presentation:class="graphic" presentation:user-transformed="true">
          <draw:image xlink:href="Pictures/10000000000002110000009488C8C9B6.png" xlink:type="simple" xlink:show="embed" xlink:actuate="onLoad">
            <text:p/>
          </draw:image>
        </draw:frame>
        <draw:frame draw:style-name="gr2" draw:layer="layout" svg:width="7.963cm" svg:height="17.488cm" svg:x="19.8cm" svg:y="2.6cm">
          <draw:image xlink:href="Pictures/100000000000012D000002957C45909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stema_25_20Monitoria_25_2031" presentation:presentation-page-layout-name="AL2T1">
        <draw:frame presentation:style-name="pr7" draw:layer="layout" svg:width="24.799cm" svg:height="3.506cm" svg:x="1.8cm" svg:y="0.837cm" presentation:class="title" presentation:user-transformed="true">
          <draw:text-box>
            <text:p>Padrão Observador</text:p>
          </draw:text-box>
        </draw:frame>
        <draw:frame draw:style-name="gr2" draw:layer="layout" svg:width="19.5cm" svg:height="15cm" svg:x="1.794cm" svg:y="5.27cm">
          <draw:image xlink:href="Pictures/10000000000002180000019A04731846.png" xlink:type="simple" xlink:show="embed" xlink:actuate="onLoad">
            <text:p/>
          </draw:image>
        </draw:frame>
        <draw:frame draw:style-name="gr3" draw:layer="layout" svg:width="13cm" svg:height="5.62cm" svg:x="15cm" svg:y="13.18cm" presentation:class="graphic" presentation:user-transformed="true">
          <draw:image xlink:href="Pictures/1000000000000171000000A0A970261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fill-image draw:name="Bitmape_20_9" draw:display-name="Bitmape 9" xlink:href="Pictures/1000000000000D05000009C4E6878384.png" xlink:type="simple" xlink:show="embed" xlink:actuate="onLoad"/>
    <draw:fill-image draw:name="background" xlink:href="Pictures/1000000000000683000004E2A55FD55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ddddd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2"/>
      <style:text-properties fo:font-size="12pt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2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 draw:fill-gradient-name="Gradient_20_3" draw:fill-hatch-name="Hatching_20_1" draw:fill-image-name="Bitmape_20_2"/>
    </style:style>
    <style:style style:name="Sistema_25_20Monitoria_25_203-background" style:display-name="Sistema%20Monitoria%203-background" style:family="presentation">
      <style:graphic-properties draw:stroke="none" draw:fill="bitmap" draw:fill-image-name="Bitmape_20_9" style:repeat="stretch"/>
      <style:text-properties style:letter-kerning="true"/>
    </style:style>
    <style:style style:name="Sistema_25_20Monitoria_25_203-backgroundobjects" style:display-name="Sistema%20Monitoria%2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tema_25_20Monitoria_25_203-notes" style:display-name="Sistema%20Monitoria%20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tema_25_20Monitoria_25_203-outline1" style:display-name="Sistema%20Monitoria%203-outline1" style:family="presentation">
      <style:graphic-properties draw:stroke="none" draw:fill="none" draw:auto-grow-height="false">
        <text:list-style style:name="Sistema_25_20Monitoria_25_203-outline1" style:display-name="Sistema%20Monitoria%2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tema_25_20Monitoria_25_203-outline2" style:display-name="Sistema%20Monitoria%203-outline2" style:family="presentation" style:parent-style-name="Sistema_25_20Monitoria_25_2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stema_25_20Monitoria_25_203-outline3" style:display-name="Sistema%20Monitoria%203-outline3" style:family="presentation" style:parent-style-name="Sistema_25_20Monitoria_25_2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stema_25_20Monitoria_25_203-outline4" style:display-name="Sistema%20Monitoria%203-outline4" style:family="presentation" style:parent-style-name="Sistema_25_20Monitoria_25_2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stema_25_20Monitoria_25_203-outline5" style:display-name="Sistema%20Monitoria%203-outline5" style:family="presentation" style:parent-style-name="Sistema_25_20Monitoria_25_2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-outline6" style:display-name="Sistema%20Monitoria%203-outline6" style:family="presentation" style:parent-style-name="Sistema_25_20Monitoria_25_2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-outline7" style:display-name="Sistema%20Monitoria%203-outline7" style:family="presentation" style:parent-style-name="Sistema_25_20Monitoria_25_2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-outline8" style:display-name="Sistema%20Monitoria%203-outline8" style:family="presentation" style:parent-style-name="Sistema_25_20Monitoria_25_2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-outline9" style:display-name="Sistema%20Monitoria%203-outline9" style:family="presentation" style:parent-style-name="Sistema_25_20Monitoria_25_2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-subtitle" style:display-name="Sistema%20Monitoria%203-subtitle" style:family="presentation">
      <style:graphic-properties draw:stroke="none" draw:fill="none" draw:fill-image-width="0cm" draw:fill-image-height="0cm" draw:textarea-vertical-align="middle">
        <text:list-style style:name="Sistema_25_20Monitoria_25_203-subtitle" style:display-name="Sistema%20Monitoria%2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eeeee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tema_25_20Monitoria_25_203-title" style:display-name="Sistema%20Monitoria%203-title" style:family="presentation">
      <style:graphic-properties draw:stroke="none" draw:fill="none" draw:textarea-vertical-align="bottom">
        <text:list-style style:name="Sistema_25_20Monitoria_25_203-title" style:display-name="Sistema%20Monitoria%2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7826" style:text-outline="false" style:text-line-through-style="none" fo:font-family="'Liberation Sans'" style:font-family-generic="roman" style:font-pitch="variable" fo:font-size="40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stema_25_20Monitoria_25_2031-background" style:display-name="Sistema%20Monitoria%2031-background" style:family="presentation">
      <style:graphic-properties draw:stroke="none" draw:fill="bitmap" draw:fill-image-name="background" style:repeat="stretch"/>
      <style:text-properties style:letter-kerning="true"/>
    </style:style>
    <style:style style:name="Sistema_25_20Monitoria_25_2031-backgroundobjects" style:display-name="Sistema%20Monitoria%2031-backgroundobjects" style:family="presentation">
      <style:graphic-properties draw:textarea-horizontal-align="justify" draw:shadow="hidden" draw:shadow-offset-x="0.2cm" draw:shadow-offset-y="0.2cm" draw:shadow-color="#808080"/>
      <style:text-properties fo:font-size="12pt" style:letter-kerning="true"/>
    </style:style>
    <style:style style:name="Sistema_25_20Monitoria_25_2031-notes" style:display-name="Sistema%20Monitoria%20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tema_25_20Monitoria_25_2031-outline1" style:display-name="Sistema%20Monitoria%2031-outline1" style:family="presentation">
      <style:graphic-properties draw:stroke="none" draw:fill="none" draw:auto-grow-height="false">
        <text:list-style style:name="Sistema_25_20Monitoria_25_2031-outline1" style:display-name="Sistema%20Monitoria%2031-outline1">
          <text:list-level-style-bullet text:level="1" text:bullet-char="⬤">
            <style:list-level-properties text:space-before="0.3cm" text:min-label-width="0.9cm"/>
            <style:text-properties fo:font-family="'Times New Roman'" style:font-style-name="Normal" style:font-family-generic="roman" style:use-window-font-color="true" fo:font-size="25%"/>
          </text:list-level-style-bullet>
          <text:list-level-style-bullet text:level="2" text:bullet-char="↪">
            <style:list-level-properties text:space-before="1.5cm" text:min-label-width="0.9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3" text:bullet-char="↪">
            <style:list-level-properties text:space-before="2.8cm" text:min-label-width="0.8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4" text:bullet-char="↪">
            <style:list-level-properties text:space-before="4.2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5" text:bullet-char="↪">
            <style:list-level-properties text:space-before="5.4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6" text:bullet-char="↪">
            <style:list-level-properties text:space-before="6.6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7" text:bullet-char="↪">
            <style:list-level-properties text:space-before="7.8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8" text:bullet-char="↪">
            <style:list-level-properties text:space-before="9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9" text:bullet-char="↪">
            <style:list-level-properties text:space-before="10.2cm" text:min-label-width="0.6cm"/>
            <style:text-properties fo:font-family="'Times New Roman'" style:font-style-name="Normal" style:font-family-generic="roman" style:use-window-font-color="true" fo:font-size="100%"/>
          </text:list-level-style-bullet>
          <text:list-level-style-bullet text:level="10" text:bullet-char="↪">
            <style:list-level-properties text:space-before="11.4cm" text:min-label-width="0.6cm"/>
            <style:text-properties fo:font-family="'Times New Roman'" style:font-style-name="Normal" style:font-family-generic="roman" style:use-window-font-color="true" fo:font-size="100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color="#ffffff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tema_25_20Monitoria_25_2031-outline2" style:display-name="Sistema%20Monitoria%2031-outline2" style:family="presentation" style:parent-style-name="Sistema_25_20Monitoria_25_2031-outline1">
      <style:paragraph-properties fo:margin-left="0cm" fo:margin-right="0cm" fo:margin-top="0.396cm" fo:margin-bottom="0cm" fo:text-indent="0cm"/>
      <style:text-properties fo:font-size="22pt" style:font-size-asian="28pt" style:font-size-complex="28pt"/>
    </style:style>
    <style:style style:name="Sistema_25_20Monitoria_25_2031-outline3" style:display-name="Sistema%20Monitoria%2031-outline3" style:family="presentation" style:parent-style-name="Sistema_25_20Monitoria_25_203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Sistema_25_20Monitoria_25_2031-outline4" style:display-name="Sistema%20Monitoria%2031-outline4" style:family="presentation" style:parent-style-name="Sistema_25_20Monitoria_25_2031-outline3">
      <style:paragraph-properties fo:margin-left="0cm" fo:margin-right="0cm" fo:margin-top="0.198cm" fo:margin-bottom="0cm" fo:text-indent="0cm"/>
      <style:text-properties fo:font-size="22pt" style:font-size-asian="20pt" style:font-size-complex="20pt"/>
    </style:style>
    <style:style style:name="Sistema_25_20Monitoria_25_2031-outline5" style:display-name="Sistema%20Monitoria%2031-outline5" style:family="presentation" style:parent-style-name="Sistema_25_20Monitoria_25_2031-outline4">
      <style:paragraph-properties fo:margin-left="0cm" fo:margin-right="0cm" fo:margin-top="0.099cm" fo:margin-bottom="0cm" fo:text-indent="0cm"/>
      <style:text-properties fo:font-size="22pt" style:font-size-asian="20pt" style:font-size-complex="20pt"/>
    </style:style>
    <style:style style:name="Sistema_25_20Monitoria_25_2031-outline6" style:display-name="Sistema%20Monitoria%2031-outline6" style:family="presentation" style:parent-style-name="Sistema_25_20Monitoria_25_203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1-outline7" style:display-name="Sistema%20Monitoria%2031-outline7" style:family="presentation" style:parent-style-name="Sistema_25_20Monitoria_25_203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1-outline8" style:display-name="Sistema%20Monitoria%2031-outline8" style:family="presentation" style:parent-style-name="Sistema_25_20Monitoria_25_203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1-outline9" style:display-name="Sistema%20Monitoria%2031-outline9" style:family="presentation" style:parent-style-name="Sistema_25_20Monitoria_25_203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stema_25_20Monitoria_25_2031-subtitle" style:display-name="Sistema%20Monitoria%2031-subtitle" style:family="presentation">
      <style:graphic-properties draw:stroke="none" draw:fill="none" draw:textarea-vertical-align="middle">
        <text:list-style style:name="Sistema_25_20Monitoria_25_2031-subtitle" style:display-name="Sistema%20Monitoria%20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tema_25_20Monitoria_25_2031-title" style:display-name="Sistema%20Monitoria%2031-title" style:family="presentation">
      <style:graphic-properties draw:stroke="none" draw:fill="none" draw:textarea-vertical-align="middle">
        <text:list-style style:name="Sistema_25_20Monitoria_25_2031-title" style:display-name="Sistema%20Monitoria%20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7826" style:text-outline="false" style:text-line-through-style="none" fo:font-family="'Liberation Sans'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9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extbody">
      <style:graphic-properties draw:stroke="none" svg:stroke-color="#000000" draw:fill="none" draw:fill-color="#ffffff" draw:auto-grow-height="true" draw:auto-grow-width="false" fo:max-height="0cm" fo:min-height="0.395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43cm"/>
    </style:style>
    <style:style style:name="Mpr1" style:family="presentation" style:parent-style-name="Sistema_25_20Monitoria_25_203-backgroundobjects">
      <style:graphic-properties draw:stroke="none" draw:fill="none" draw:fill-color="#ffffff" draw:auto-grow-height="false" fo:min-height="1.485cm"/>
    </style:style>
    <style:style style:name="Mpr2" style:family="presentation" style:parent-style-name="Sistema_25_20Monitoria_25_203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istema_25_20Monitoria_25_2031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stema_25_20Monitoria_25_203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text-align="start"/>
      <style:text-properties fo:font-size="10pt" style:font-size-asian="10pt" style:font-size-complex="10pt"/>
    </style:style>
    <style:style style:name="MP5" style:family="paragraph">
      <style:paragraph-properties fo:text-align="start"/>
      <style:text-properties fo:font-size="12pt"/>
    </style:style>
    <style:style style:name="MP6" style:family="paragraph">
      <style:paragraph-properties fo:text-align="start"/>
      <style:text-properties fo:color="#b2b2b2" fo:font-size="6pt" style:font-size-asian="6pt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cccccc" fo:font-size="14pt" style:font-size-asian="14pt" style:font-size-complex="14pt"/>
    </style:style>
    <style:style style:name="MT4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cccccc" fo:font-size="10pt" style:font-size-asian="10pt" style:font-size-complex="10pt"/>
    </style:style>
    <style:style style:name="MT6" style:family="text">
      <style:text-properties fo:color="#b2b2b2"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stema_25_20Monitoria_25_203" style:display-name="Sistema%20Monitoria%203" style:page-layout-name="PM1" draw:style-name="Mdp1">
      <draw:frame presentation:style-name="Sistema_25_20Monitoria_25_203-title" draw:layer="backgroundobjects" svg:width="25.199cm" svg:height="8.563cm" svg:x="1.4cm" svg:y="0.837cm" presentation:class="title" presentation:placeholder="true">
        <draw:text-box/>
      </draw:frame>
      <draw:frame presentation:style-name="Sistema_25_20Monitoria_25_203-outline1" draw:layer="backgroundobjects" svg:width="25.199cm" svg:height="5.493cm" svg:x="1.4cm" svg:y="11.6cm" presentation:class="outline" presentation:placeholder="true">
        <draw:text-box/>
      </draw:frame>
      <draw:frame draw:style-name="Mgr3" draw:text-style-name="MP4" draw:layer="backgroundobjects" svg:width="28cm" svg:height="0.645cm" svg:x="0cm" svg:y="0cm">
        <draw:text-box>
          <text:p text:style-name="MP3"><text:span text:style-name="MT2">v.1.0</text:span></text:p>
        </draw:text-box>
      </draw:frame>
      <draw:frame draw:style-name="Mgr4" draw:text-style-name="MP5" draw:layer="backgroundobjects" svg:width="18cm" svg:height="0.962cm" svg:x="1.4cm" svg:y="19.5cm">
        <draw:text-box>
          <text:p text:style-name="MP3"><text:span text:style-name="MT3">Total de </text:span><text:span text:style-name="MT3"><text:page-count>13</text:page-count></text:span><text:span text:style-name="MT3"> slides | </text:span><text:span text:style-name="MT4">Autor:</text:span><text:span text:style-name="MT3"> </text:span><text:span text:style-name="MT3"><text:author-name text:fixed="false">Lucas Manço de Souza </text:author-name></text:span></text:p>
        </draw:text-box>
      </draw:frame>
      <presentation:notes style:page-layout-name="PM0">
        <draw:page-thumbnail presentation:style-name="Sistema_25_20Monitoria_25_203-title" draw:layer="backgroundobjects" svg:width="14.848cm" svg:height="11.136cm" svg:x="3.075cm" svg:y="2.257cm" presentation:class="page"/>
        <draw:frame presentation:style-name="Sistema_25_20Monitoria_25_20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istema_25_20Monitoria_25_2031" style:display-name="Sistema%20Monitoria%2031" style:page-layout-name="PM1" draw:style-name="Mdp2">
      <draw:frame presentation:style-name="Sistema_25_20Monitoria_25_2031-title" draw:layer="backgroundobjects" svg:width="24.799cm" svg:height="3.506cm" svg:x="1.8cm" svg:y="0.837cm" presentation:class="title" presentation:placeholder="true">
        <draw:text-box/>
      </draw:frame>
      <draw:frame presentation:style-name="Sistema_25_20Monitoria_25_2031-outline1" draw:layer="backgroundobjects" svg:width="24.799cm" svg:height="12.179cm" svg:x="1.8cm" svg:y="4.914cm" presentation:class="outline" presentation:placeholder="true">
        <draw:text-box/>
      </draw:frame>
      <draw:frame draw:style-name="Mgr4" draw:text-style-name="MP5" draw:layer="backgroundobjects" svg:width="17.6cm" svg:height="0.962cm" svg:x="1.8cm" svg:y="19.5cm">
        <draw:text-box>
          <text:p text:style-name="MP3"><text:span text:style-name="MT5">Slide </text:span><text:span text:style-name="MT5"><text:page-number>&lt;número&gt;</text:page-number></text:span><text:span text:style-name="MT5"> de </text:span><text:span text:style-name="MT5"><text:page-count>13</text:page-count></text:span><text:span text:style-name="MT5"> | Autor: </text:span><text:span text:style-name="MT5"><text:author-name text:fixed="false">Lucas Manço de Souza </text:author-name></text:span></text:p>
        </draw:text-box>
      </draw:frame>
      <draw:frame draw:style-name="Mgr5" draw:text-style-name="MP6" draw:layer="backgroundobjects" svg:width="18.6cm" svg:height="0.493cm" svg:x="1.8cm" svg:y="20.462cm">
        <draw:text-box>
          <text:p text:style-name="MP3"><text:span text:style-name="MT6">Modelo: ApSlides_SGVA_1P</text:span></text:p>
        </draw:text-box>
      </draw:frame>
      <presentation:notes style:page-layout-name="PM0">
        <office:forms form:automatic-focus="false" form:apply-design-mode="false"/>
        <draw:page-thumbnail presentation:style-name="Sistema_25_20Monitoria_25_2031-title" draw:layer="backgroundobjects" svg:width="0.001cm" svg:height="0.001cm" svg:x="0cm" svg:y="2.257cm" presentation:class="page"/>
        <draw:frame presentation:style-name="Sistema_25_20Monitoria_25_203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04T07:37:14.68</meta:creation-date>
    <meta:generator>OpenOffice/4.1.5$Win32 OpenOffice.org_project/415m1$Build-9789</meta:generator>
    <meta:editing-duration>PT40M10S</meta:editing-duration>
    <meta:editing-cycles>6</meta:editing-cycles>
    <meta:initial-creator>Lucas Manço de Souza e Lucas Velten Henker</meta:initial-creator>
    <dc:date>2018-07-04T08:16:56.97</dc:date>
    <dc:creator>Lucas Manço de Souza </dc:creator>
    <meta:document-statistic meta:object-count="85"/>
  </office:meta>
</office:document-meta>
</file>